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co34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7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8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9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9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9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9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9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9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9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9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9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9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9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9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9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9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9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9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9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9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8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4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number-columns-repeated="3"/>
        </table:table-row>
        <table:table-row table:style-name="ro12">
          <table:table-cell table:style-name="ce44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 table:number-columns-repeated="2"/>
          <table:table-cell table:formula="of:=SUM([.H23];[.H48];[.H73];[.H98])" office:value-type="float" office:value="111500">
            <text:p>111500</text:p>
          </table:table-cell>
          <table:table-cell table:formula="of:=SUM([.K2];[.K3];[.K8];[.K22];[.K27];[.K29];[.K49])" office:value-type="float" office:value="126700">
            <text:p>1267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 table:number-columns-repeated="3"/>
          <table:table-cell table:formula="of:=[.N4]-[.M4]" office:value-type="float" office:value="15200">
            <text:p>152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7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7" office:value-type="string">
            <text:p>Նանե</text:p>
          </table:table-cell>
          <table:table-cell office:value-type="string">
            <text:p>10000(65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0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7" office:value-type="string">
            <text:p>Կարեն</text:p>
          </table:table-cell>
          <table:table-cell office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office:value-type="string">
            <text:p>7000(4300)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office:value-type="string">
            <text:p>6000(38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9" office:value-type="float" office:value="5200">
            <text:p>5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9" office:value-type="float" office:value="11300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9" office:value-type="float" office:value="10400">
            <text:p>104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7" office:value-type="string">
            <text:p>Taron</text:p>
          </table:table-cell>
          <table:table-cell office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 table:number-columns-repeated="4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9" office:value-type="string">
            <text:p>Tina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50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7250">
            <text:p>7250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 table:style-name="ce44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60000(salary)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float" office:value="14000">
            <text:p>14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/>
          <table:table-cell office:value-type="float" office:value="47000">
            <text:p>4700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50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50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B74:.F74])" office:value-type="float" office:value="0">
            <text:p>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12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12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12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5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75]/17" office:value-type="float" office:value="0">
            <text:p>0</text:p>
          </table:table-cell>
          <table:table-cell table:style-name="ce2" table:formula="of:=[.C75]/17" office:value-type="float" office:value="0">
            <text:p>0</text:p>
          </table:table-cell>
          <table:table-cell table:style-name="ce2" table:formula="of:=[.D75]/20" office:value-type="float" office:value="0">
            <text:p>0</text:p>
          </table:table-cell>
          <table:table-cell table:style-name="ce2" table:formula="of:=[.E75]/21" office:value-type="float" office:value="0">
            <text:p>0</text:p>
          </table:table-cell>
          <table:table-cell table:style-name="ce2" table:formula="of:=[.F75]/20" office:value-type="float" office:value="0">
            <text:p>0</text:p>
          </table:table-cell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B100:.F100])" office:value-type="float" office:value="26400">
            <text:p>26400</text:p>
          </table:table-cell>
          <table:table-cell table:style-name="ce8" table:formula="of:=SUM([.A124:.F124])" office:value-type="float" office:value="2169.65490649701">
            <text:p>2169.654906497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24])" office:value-type="float" office:value="383.333333333333">
            <text:p>383.3333333333</text:p>
          </table:table-cell>
          <table:table-cell office:value-type="string">
            <text:p>Անժելա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table:formula="of:=SUM([.A124:.F124])" office:value-type="float" office:value="2169.65490649701">
            <text:p>2169.654906497</text:p>
          </table:table-cell>
          <table:table-cell office:value-type="string">
            <text:p>Արմենուհի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8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4:.F124])" office:value-type="float" office:value="2169.65490649701">
            <text:p>2169.654906497</text:p>
          </table:table-cell>
          <table:table-cell office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124:.F124])" office:value-type="float" office:value="2169.65490649701">
            <text:p>2169.654906497</text:p>
          </table:table-cell>
          <table:table-cell office:value-type="string">
            <text:p>Համլետ</text:p>
          </table:table-cell>
          <table:table-cell table:number-columns-repeated="5"/>
        </table:table-row>
        <table:table-row table:style-name="ro12">
          <table:table-cell table:number-columns-repeated="6"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table:style-name="ce47" office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table:style-name="ce47" office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table:formula="of:=SUM([.A124])" office:value-type="float" office:value="383.333333333333">
            <text:p>383.3333333333</text:p>
          </table:table-cell>
          <table:table-cell office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4];[.E124])" office:value-type="float" office:value="860.25641025641">
            <text:p>860.2564102564</text:p>
          </table:table-cell>
          <table:table-cell table:style-name="ce47" office:value-type="string">
            <text:p>Կարեն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4:.F124])" office:value-type="float" office:value="2169.65490649701">
            <text:p>2169.654906497</text:p>
          </table:table-cell>
          <table:table-cell office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4:.F124])" office:value-type="float" office:value="2169.65490649701">
            <text:p>2169.654906497</text:p>
          </table:table-cell>
          <table:table-cell table:style-name="ce47" office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table:formula="of:=SUM([.A124:.F124])" office:value-type="float" office:value="2169.65490649701">
            <text:p>2169.654906497</text:p>
          </table:table-cell>
          <table:table-cell table:style-name="ce47" office:value-type="string">
            <text:p>Գենա</text:p>
          </table:table-cell>
          <table:table-cell table:number-columns-repeated="5"/>
        </table:table-row>
        <table:table-row table:style-name="ro4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A124:.F124])" office:value-type="float" office:value="2169.65490649701">
            <text:p>2169.654906497</text:p>
          </table:table-cell>
          <table:table-cell office:value-type="string">
            <text:p>Arman</text:p>
          </table:table-cell>
          <table:table-cell table:number-columns-repeated="5"/>
        </table:table-row>
        <table:table-row table:style-name="ro4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B124:.F124])" office:value-type="float" office:value="1786.32157316368">
            <text:p>1786.3215731637</text:p>
          </table:table-cell>
          <table:table-cell office:value-type="string">
            <text:p>Seryoja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4:.F124])" office:value-type="float" office:value="2169.65490649701">
            <text:p>2169.654906497</text:p>
          </table:table-cell>
          <table:table-cell office:value-type="string">
            <text:p>Mher</text:p>
          </table:table-cell>
          <table:table-cell table:number-columns-repeated="5"/>
        </table:table-row>
        <table:table-row table:style-name="ro12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4:.F124])" office:value-type="float" office:value="2169.65490649701">
            <text:p>2169.654906497</text:p>
          </table:table-cell>
          <table:table-cell office:value-type="string">
            <text:p>Davit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4:.F124])" office:value-type="float" office:value="2169.65490649701">
            <text:p>2169.654906497</text:p>
          </table:table-cell>
          <table:table-cell table:style-name="ce47" office:value-type="string">
            <text:p>Tar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4:.F124])" office:value-type="float" office:value="2169.65490649701">
            <text:p>2169.654906497</text:p>
          </table:table-cell>
          <table:table-cell office:value-type="string">
            <text:p>Hrach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124:.F124])" office:value-type="float" office:value="2169.65490649701">
            <text:p>2169.654906497</text:p>
          </table:table-cell>
          <table:table-cell table:style-name="ce49" office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A124])" office:value-type="float" office:value="383.333333333333">
            <text:p>383.3333333333</text:p>
          </table:table-cell>
          <table:table-cell table:style-name="ce51" office:value-type="string">
            <text:p>Stepan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B124:.F124])" office:value-type="float" office:value="1786.32157316368">
            <text:p>1786.3215731637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4">
          <table:table-cell table:number-columns-repeated="7"/>
          <table:table-cell table:formula="of:=SUM([.B124:.F124])" office:value-type="float" office:value="1786.32157316368">
            <text:p>1786.3215731637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4">
          <table:table-cell table:number-columns-repeated="7"/>
          <table:table-cell table:formula="of:=SUM([.B124:.F124])" office:value-type="float" office:value="1786.32157316368">
            <text:p>1786.3215731637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12">
          <table:table-cell table:style-name="ce2" table:formula="of:=[.A100]/18" office:value-type="float" office:value="383.333333333333">
            <text:p>383.3333333333</text:p>
          </table:table-cell>
          <table:table-cell table:style-name="ce2" table:formula="of:=[.B100]/19" office:value-type="float" office:value="373.684210526316">
            <text:p>373.6842105263</text:p>
          </table:table-cell>
          <table:table-cell table:style-name="ce2" table:formula="of:=[.C100]/14" office:value-type="float" office:value="471.428571428571">
            <text:p>471.4285714286</text:p>
          </table:table-cell>
          <table:table-cell table:style-name="ce2" table:formula="of:=[.D100]/14" office:value-type="float" office:value="464.285714285714">
            <text:p>464.2857142857</text:p>
          </table:table-cell>
          <table:table-cell table:style-name="ce2" table:formula="of:=[.E100]/13" office:value-type="float" office:value="476.923076923077">
            <text:p>476.9230769231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3])" office:value-type="float" office:value="38127.7231540389">
            <text:p>38127.7231540389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12/25/2015</text:date>, <text:time>11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5T11:11:02</dc:date>
    <meta:editing-duration>P3DT3H1M51S</meta:editing-duration>
    <meta:editing-cycles>1447</meta:editing-cycles>
    <meta:generator>OpenOffice/4.1.1$Unix OpenOffice.org_project/411m6$Build-9775</meta:generator>
    <dc:creator>employee employee</dc:creator>
    <meta:document-statistic meta:table-count="10" meta:cell-count="3501" meta:object-count="0"/>
  </office:meta>
</office:document-meta>
</file>